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adfor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37">
            <text:p>13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57">
            <text:p>15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471">
            <text:p>471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41">
            <text:p>14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34">
            <text:p>13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521">
            <text:p>52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07">
            <text:p>30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252">
            <text:p>1252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723">
            <text:p>1723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